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cm" fo:min-width="2.1cm"/>
    </style:style>
    <style:style style:name="gr2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textarea-horizontal-align="justify" draw:textarea-vertical-align="middle" draw:auto-grow-height="false" fo:min-height="0.45cm" fo:min-width="0.7cm"/>
    </style:style>
    <style:style style:name="gr6" style:family="graphic" style:parent-style-name="standard">
      <style:graphic-properties draw:stroke="none" svg:stroke-color="#000000" draw:fill="none" draw:fill-color="#ffffff" fo:min-height="0.749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528cm" fo:min-width="0.278cm"/>
    </style:style>
    <style:style style:name="gr8" style:family="graphic" style:parent-style-name="standard">
      <style:graphic-properties draw:textarea-horizontal-align="justify" draw:textarea-vertical-align="middle" draw:auto-grow-height="false" fo:min-height="0.528cm" fo:min-width="0.27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fo:min-height="0.65cm"/>
    </style:style>
    <style:style style:name="gr11" style:family="graphic" style:parent-style-name="standard">
      <style:graphic-properties draw:stroke="none" svg:stroke-color="#000000" draw:fill="none" draw:fill-color="#ffffff" fo:min-height="0.05cm"/>
    </style:style>
    <style:style style:name="gr12" style:family="graphic" style:parent-style-name="standard">
      <style:graphic-properties draw:stroke="none" svg:stroke-color="#000000" draw:fill="none" draw:fill-color="#ffffff" fo:min-height="0cm"/>
    </style:style>
    <style:style style:name="gr13" style:family="graphic" style:parent-style-name="standard">
      <style:graphic-properties draw:stroke="none" svg:stroke-color="#000000" draw:fill="none" draw:fill-color="#ffffff" fo:min-height="1.423cm"/>
    </style:style>
    <style:style style:name="gr1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.6cm" svg:height="1.3cm" svg:x="1.7cm" svg:y="3.9cm">
          <text:p text:style-name="P1">perfi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6cm" svg:height="1.3cm" svg:x="8.3cm" svg:y="3.8cm">
          <text:p text:style-name="P1">usuari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1.3cm" svg:x="14.3cm" svg:y="3.9cm">
          <text:p text:style-name="P1">product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1.3cm" svg:x="22.2cm" svg:y="6.1cm">
          <text:p text:style-name="P1">compr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1.3cm" svg:x="7.6cm" svg:y="8.2cm">
          <text:p text:style-name="P1">auditori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.7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3.501cm" svg:y="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1cm" svg:height="1.1cm" svg:x="2.3cm" svg:y="1.9cm">
          <draw:text-box>
            <text:p>id</text:p>
          </draw:text-box>
        </draw:frame>
        <draw:frame draw:style-name="gr4" draw:text-style-name="P2" draw:layer="layout" svg:width="1.9cm" svg:height="1cm" svg:x="4.4cm" svg:y="1.9cm">
          <draw:text-box>
            <text:p>perfil</text:p>
          </draw:text-box>
        </draw:frame>
        <draw:custom-shape draw:style-name="gr5" draw:text-style-name="P1" draw:layer="layout" svg:width="2.4cm" svg:height="1.4cm" svg:x="5.3cm" svg:y="3.8cm">
          <text:p text:style-name="P1">tie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cm" svg:height="1cm" svg:x="8.401cm" svg:y="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10.202cm" svg:y="2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1cm" svg:height="1.1cm" svg:x="7.5cm" svg:y="1.5cm">
          <draw:text-box>
            <text:p>id</text:p>
          </draw:text-box>
        </draw:frame>
        <draw:frame draw:style-name="gr4" draw:text-style-name="P2" draw:layer="layout" svg:width="2.6cm" svg:height="1cm" svg:x="11.1cm" svg:y="1.5cm">
          <draw:text-box>
            <text:p>usuario</text:p>
          </draw:text-box>
        </draw:frame>
        <draw:custom-shape draw:style-name="gr5" draw:text-style-name="P1" draw:layer="layout" svg:width="2.4cm" svg:height="1.4cm" svg:x="11.301cm" svg:y="3.801cm">
          <text:p text:style-name="P1">actualiz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cm" svg:height="1cm" svg:x="15.101cm" svg:y="2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16.902cm" svg:y="2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1cm" svg:height="1.1cm" svg:x="14.2cm" svg:y="1.501cm">
          <draw:text-box>
            <text:p>id</text:p>
          </draw:text-box>
        </draw:frame>
        <draw:frame draw:style-name="gr6" draw:text-style-name="P2" draw:layer="layout" svg:width="2.9cm" svg:height="0.999cm" svg:x="17.8cm" svg:y="1.501cm">
          <draw:text-box>
            <text:p>nombre</text:p>
          </draw:text-box>
        </draw:frame>
        <draw:custom-shape draw:style-name="gr7" draw:text-style-name="P3" draw:layer="layout" svg:width="1.1cm" svg:height="1.1cm" svg:x="17.1cm" svg:y="3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3" draw:layer="layout" svg:width="1.1cm" svg:height="1.1cm" svg:x="17.101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2.9cm" svg:height="0.999cm" svg:x="18cm" svg:y="3.602cm">
          <draw:text-box>
            <text:p>cantidad</text:p>
          </draw:text-box>
        </draw:frame>
        <draw:frame draw:style-name="gr6" draw:text-style-name="P2" draw:layer="layout" svg:width="2.9cm" svg:height="0.999cm" svg:x="18cm" svg:y="5.003cm">
          <draw:text-box>
            <text:p>precio</text:p>
          </draw:text-box>
        </draw:frame>
        <draw:custom-shape draw:style-name="gr5" draw:text-style-name="P1" draw:layer="layout" svg:width="2.4cm" svg:height="1.4cm" svg:x="22.401cm" svg:y="3.801cm">
          <text:p text:style-name="P1">tie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cm" svg:height="1cm" svg:x="22.1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2.9cm" svg:height="0.999cm" svg:x="23.6cm" svg:y="7.6cm">
          <draw:text-box>
            <text:p>id</text:p>
          </draw:text-box>
        </draw:frame>
        <draw:custom-shape draw:style-name="gr7" draw:text-style-name="P3" draw:layer="layout" svg:width="1.1cm" svg:height="1.1cm" svg:x="25.2cm" svg:y="6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3" draw:layer="layout" svg:width="1.1cm" svg:height="1.1cm" svg:x="24.101cm" svg:y="8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2.9cm" svg:height="0.999cm" svg:x="24.9cm" svg:y="7.401cm">
          <draw:text-box>
            <text:p>fecha</text:p>
          </draw:text-box>
        </draw:frame>
        <draw:frame draw:style-name="gr6" draw:text-style-name="P2" draw:layer="layout" svg:width="2.9cm" svg:height="0.999cm" svg:x="25.2cm" svg:y="8.8cm">
          <draw:text-box>
            <text:p>valor</text:p>
          </draw:text-box>
        </draw:frame>
        <draw:custom-shape draw:style-name="gr7" draw:text-style-name="P3" draw:layer="layout" svg:width="1.1cm" svg:height="1.1cm" svg:x="20.802cm" svg:y="8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2.9cm" svg:height="0.999cm" svg:x="21.6cm" svg:y="9.301cm">
          <draw:text-box>
            <text:p>cantidad</text:p>
          </draw:text-box>
        </draw:frame>
        <draw:custom-shape draw:style-name="gr5" draw:text-style-name="P1" draw:layer="layout" svg:width="2.4cm" svg:height="1.4cm" svg:x="10.8cm" svg:y="6cm">
          <text:p text:style-name="P1">realiz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2.4cm" svg:height="1.4cm" svg:x="7.2cm" svg:y="6cm">
          <text:p text:style-name="P1">audit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2.4cm" svg:height="1.4cm" svg:x="17.8cm" svg:y="7.9cm">
          <text:p text:style-name="P1">a u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cm" svg:height="1cm" svg:x="5.5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1.4cm" svg:height="0.999cm" svg:x="4.8cm" svg:y="7.901cm">
          <draw:text-box>
            <text:p>id</text:p>
          </draw:text-box>
        </draw:frame>
        <draw:custom-shape draw:style-name="gr7" draw:text-style-name="P3" draw:layer="layout" svg:width="1.1cm" svg:height="1.1cm" svg:x="5.3cm" svg:y="10.1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3" draw:layer="layout" svg:width="1.1cm" svg:height="1.1cm" svg:x="6.801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2.2cm" svg:height="1cm" svg:x="3.5cm" svg:y="9.5cm">
          <draw:text-box>
            <text:p>fecha</text:p>
          </draw:text-box>
        </draw:frame>
        <draw:frame draw:style-name="gr6" draw:text-style-name="P2" draw:layer="layout" svg:width="2.9cm" svg:height="0.999cm" svg:x="5.4cm" svg:y="11.4cm">
          <draw:text-box>
            <text:p>accion</text:p>
          </draw:text-box>
        </draw:frame>
        <draw:custom-shape draw:style-name="gr7" draw:text-style-name="P3" draw:layer="layout" svg:width="1.1cm" svg:height="1.1cm" svg:x="8.801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2.9cm" svg:height="0.999cm" svg:x="7.9cm" svg:y="11.4cm">
          <draw:text-box>
            <text:p>tabla</text:p>
          </draw:text-box>
        </draw:frame>
        <draw:custom-shape draw:style-name="gr8" draw:text-style-name="P1" draw:layer="layout" svg:width="1.1cm" svg:height="1.1cm" svg:x="10.8cm" svg:y="10.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1" draw:layer="layout" svg:width="1.1cm" svg:height="1.1cm" svg:x="10.201cm" svg:y="11.50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9" draw:text-style-name="P2" draw:layer="layout" svg:width="2.225cm" svg:height="0.962cm" svg:x="12.3cm" svg:y="10.5cm">
          <draw:text-box>
            <text:p>nuevo</text:p>
          </draw:text-box>
        </draw:frame>
        <draw:frame draw:style-name="gr10" draw:text-style-name="P2" draw:layer="layout" svg:width="2.7cm" svg:height="0.962cm" svg:x="11.8cm" svg:y="12cm">
          <draw:text-box>
            <text:p>anterior</text:p>
          </draw:text-box>
        </draw:frame>
        <draw:custom-shape draw:style-name="gr1" draw:text-style-name="P1" draw:layer="layout" svg:width="2.6cm" svg:height="1.3cm" svg:x="19.4cm" svg:y="11.8cm">
          <text:p text:style-name="P1">tercer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7.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18.8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1.1cm" svg:height="0.962cm" svg:x="16.5cm" svg:y="13.038cm">
          <draw:text-box>
            <text:p>id</text:p>
          </draw:text-box>
        </draw:frame>
        <draw:frame draw:style-name="gr12" draw:text-style-name="P2" draw:layer="layout" svg:width="4.2cm" svg:height="0.962cm" svg:x="14.9cm" svg:y="14.338cm">
          <draw:text-box>
            <text:p>identificacion</text:p>
          </draw:text-box>
        </draw:frame>
        <draw:custom-shape draw:style-name="gr7" draw:text-style-name="P3" draw:layer="layout" svg:width="1.1cm" svg:height="1.1cm" svg:x="23.001cm" svg:y="11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" draw:layer="layout" svg:width="3.2cm" svg:height="1.673cm" svg:x="23.9cm" svg:y="11.804cm">
          <draw:text-box>
            <text:p>direccion</text:p>
          </draw:text-box>
        </draw:frame>
        <draw:custom-shape draw:style-name="gr7" draw:text-style-name="P3" draw:layer="layout" svg:width="1.1cm" svg:height="1.1cm" svg:x="23.001cm" svg:y="13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2.9cm" svg:height="0.999cm" svg:x="23.9cm" svg:y="13.405cm">
          <draw:text-box>
            <text:p>telefono</text:p>
          </draw:text-box>
        </draw:frame>
        <draw:custom-shape draw:style-name="gr7" draw:text-style-name="P3" draw:layer="layout" svg:width="1.1cm" svg:height="1.1cm" svg:x="20.501cm" svg:y="1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2.9cm" svg:height="0.999cm" svg:x="21.4cm" svg:y="14.306cm">
          <draw:text-box>
            <text:p>nombre</text:p>
          </draw:text-box>
        </draw:frame>
        <draw:line draw:style-name="gr14" draw:text-style-name="P3" draw:layer="layout" svg:x1="4.3cm" svg:y1="4.6cm" svg:x2="5.2cm" svg:y2="4.5cm">
          <text:p/>
        </draw:line>
        <draw:line draw:style-name="gr14" draw:text-style-name="P3" draw:layer="layout" svg:x1="7.6cm" svg:y1="4.5cm" svg:x2="8.3cm" svg:y2="4.6cm">
          <text:p/>
        </draw:line>
        <draw:line draw:style-name="gr14" draw:text-style-name="P3" draw:layer="layout" svg:x1="10.9cm" svg:y1="4.2cm" svg:x2="11.4cm" svg:y2="4.5cm">
          <text:p/>
        </draw:line>
        <draw:line draw:style-name="gr14" draw:text-style-name="P3" draw:layer="layout" svg:x1="13.8cm" svg:y1="4.5cm" svg:x2="14.3cm" svg:y2="4.5cm">
          <text:p/>
        </draw:line>
        <draw:line draw:style-name="gr14" draw:text-style-name="P3" draw:layer="layout" svg:x1="9.1cm" svg:y1="5.1cm" svg:x2="8.4cm" svg:y2="6cm">
          <text:p/>
        </draw:line>
        <draw:line draw:style-name="gr14" draw:text-style-name="P3" draw:layer="layout" svg:x1="10.1cm" svg:y1="5.1cm" svg:x2="12cm" svg:y2="6cm">
          <text:p/>
        </draw:line>
        <draw:line draw:style-name="gr14" draw:text-style-name="P3" draw:layer="layout" svg:x1="8.4cm" svg:y1="7.4cm" svg:x2="8.6cm" svg:y2="8.2cm">
          <text:p/>
        </draw:line>
        <draw:line draw:style-name="gr14" draw:text-style-name="P3" draw:layer="layout" svg:x1="13.2cm" svg:y1="6.7cm" svg:x2="22.2cm" svg:y2="6.7cm">
          <text:p/>
        </draw:line>
        <draw:line draw:style-name="gr14" draw:text-style-name="P3" draw:layer="layout" svg:x1="22.2cm" svg:y1="7.1cm" svg:x2="19cm" svg:y2="7.9cm">
          <text:p/>
        </draw:line>
        <draw:line draw:style-name="gr14" draw:text-style-name="P3" draw:layer="layout" svg:x1="19.1cm" svg:y1="9.3cm" svg:x2="20.6cm" svg:y2="11.8cm">
          <text:p/>
        </draw:line>
        <draw:line draw:style-name="gr14" draw:text-style-name="P3" draw:layer="layout" svg:x1="16.9cm" svg:y1="4.8cm" svg:x2="22.4cm" svg:y2="4.5cm">
          <text:p/>
        </draw:line>
        <draw:line draw:style-name="gr14" draw:text-style-name="P3" draw:layer="layout" svg:x1="23.6cm" svg:y1="5.2cm" svg:x2="23.5cm" svg:y2="6.1cm">
          <text:p/>
        </draw:line>
        <draw:line draw:style-name="gr14" draw:text-style-name="P3" draw:layer="layout" svg:x1="2.3cm" svg:y1="3.4cm" svg:x2="2.6cm" svg:y2="3.9cm">
          <text:p/>
        </draw:line>
        <draw:line draw:style-name="gr14" draw:text-style-name="P3" draw:layer="layout" svg:x1="3.8cm" svg:y1="3.3cm" svg:x2="3.6cm" svg:y2="3.9cm">
          <text:p/>
        </draw:line>
        <draw:line draw:style-name="gr14" draw:text-style-name="P3" draw:layer="layout" svg:x1="9cm" svg:y1="2.9cm" svg:x2="9.3cm" svg:y2="3.9cm">
          <text:p/>
        </draw:line>
        <draw:line draw:style-name="gr14" draw:text-style-name="P3" draw:layer="layout" svg:x1="10.6cm" svg:y1="3cm" svg:x2="10.1cm" svg:y2="3.9cm">
          <text:p/>
        </draw:line>
        <draw:line draw:style-name="gr14" draw:text-style-name="P3" draw:layer="layout" svg:x1="15.5cm" svg:y1="3.1cm" svg:x2="15.6cm" svg:y2="3.9cm">
          <text:p/>
        </draw:line>
        <draw:line draw:style-name="gr14" draw:text-style-name="P3" draw:layer="layout" svg:x1="17.1cm" svg:y1="3cm" svg:x2="16.4cm" svg:y2="3.9cm">
          <text:p/>
        </draw:line>
        <draw:line draw:style-name="gr14" draw:text-style-name="P3" draw:layer="layout" svg:x1="17.4cm" svg:y1="4.2cm" svg:x2="16.7cm" svg:y2="4.2cm">
          <text:p/>
        </draw:line>
        <draw:line draw:style-name="gr14" draw:text-style-name="P3" draw:layer="layout" svg:x1="17.2cm" svg:y1="5.4cm" svg:x2="16.6cm" svg:y2="5.1cm">
          <text:p/>
        </draw:line>
        <draw:line draw:style-name="gr14" draw:text-style-name="P3" draw:layer="layout" svg:x1="6.4cm" svg:y1="9cm" svg:x2="7.5cm" svg:y2="8.8cm">
          <text:p/>
        </draw:line>
        <draw:line draw:style-name="gr14" draw:text-style-name="P3" draw:layer="layout" svg:x1="6.2cm" svg:y1="10.4cm" svg:x2="7.7cm" svg:y2="9.2cm">
          <text:p/>
        </draw:line>
        <draw:line draw:style-name="gr14" draw:text-style-name="P3" draw:layer="layout" svg:x1="7.6cm" svg:y1="10.6cm" svg:x2="8.1cm" svg:y2="9.3cm">
          <text:p/>
        </draw:line>
        <draw:line draw:style-name="gr14" draw:text-style-name="P3" draw:layer="layout" svg:x1="9.4cm" svg:y1="10.5cm" svg:x2="8.9cm" svg:y2="9.3cm">
          <text:p/>
        </draw:line>
        <draw:line draw:style-name="gr14" draw:text-style-name="P3" draw:layer="layout" svg:x1="10.6cm" svg:y1="11.6cm" svg:x2="9.8cm" svg:y2="9.3cm">
          <text:p/>
        </draw:line>
        <draw:line draw:style-name="gr14" draw:text-style-name="P3" draw:layer="layout" svg:x1="11.2cm" svg:y1="10.4cm" svg:x2="10.1cm" svg:y2="9.3cm">
          <text:p/>
        </draw:line>
        <draw:line draw:style-name="gr14" draw:text-style-name="P3" draw:layer="layout" svg:x1="18.2cm" svg:y1="12.8cm" svg:x2="19.5cm" svg:y2="12.5cm">
          <text:p/>
        </draw:line>
        <draw:line draw:style-name="gr14" draw:text-style-name="P3" draw:layer="layout" svg:x1="19.5cm" svg:y1="14.1cm" svg:x2="20cm" svg:y2="12.8cm">
          <text:p/>
        </draw:line>
        <draw:line draw:style-name="gr14" draw:text-style-name="P3" draw:layer="layout" svg:x1="23.3cm" svg:y1="12.3cm" svg:x2="21.9cm" svg:y2="12.3cm">
          <text:p/>
        </draw:line>
        <draw:line draw:style-name="gr14" draw:text-style-name="P3" draw:layer="layout" svg:x1="23.6cm" svg:y1="14cm" svg:x2="21.8cm" svg:y2="12.9cm">
          <text:p/>
        </draw:line>
        <draw:line draw:style-name="gr14" draw:text-style-name="P3" draw:layer="layout" svg:x1="21cm" svg:y1="14.8cm" svg:x2="21cm" svg:y2="12.9cm">
          <text:p/>
        </draw:line>
        <draw:line draw:style-name="gr14" draw:text-style-name="P3" draw:layer="layout" svg:x1="24.7cm" svg:y1="6.9cm" svg:x2="25.4cm" svg:y2="6.8cm">
          <text:p/>
        </draw:line>
        <draw:line draw:style-name="gr14" draw:text-style-name="P3" draw:layer="layout" svg:x1="23.1cm" svg:y1="7.1cm" svg:x2="22.7cm" svg:y2="7.8cm">
          <text:p/>
        </draw:line>
        <draw:line draw:style-name="gr14" draw:text-style-name="P3" draw:layer="layout" svg:x1="24.5cm" svg:y1="7.3cm" svg:x2="24.7cm" svg:y2="8.9cm">
          <text:p/>
        </draw:line>
        <draw:line draw:style-name="gr14" draw:text-style-name="P3" draw:layer="layout" svg:x1="22.5cm" svg:y1="7.2cm" svg:x2="21.4cm" svg:y2="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8T13:58:20.448358231</meta:creation-date>
    <dc:date>2019-03-08T14:25:30.378215176</dc:date>
    <meta:editing-duration>PT27M12S</meta:editing-duration>
    <meta:editing-cycles>1</meta:editing-cycles>
    <meta:document-statistic meta:object-count="93"/>
    <meta:generator>LibreOffice/6.0.7.3$Linux_X86_64 LibreOffice_project/00m0$Build-3</meta:generator>
  </office:meta>
</office:document-meta>
</file>